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3201" officeooo:paragraph-rsid="00053201"/>
    </style:style>
    <style:style style:name="P2" style:family="paragraph" style:parent-style-name="Standard">
      <style:text-properties officeooo:rsid="00053201" officeooo:paragraph-rsid="0006e224"/>
    </style:style>
    <style:style style:name="P3" style:family="paragraph" style:parent-style-name="Standard">
      <style:text-properties officeooo:rsid="0006e224" officeooo:paragraph-rsid="0006e224"/>
    </style:style>
    <style:style style:name="T1" style:family="text">
      <style:text-properties officeooo:rsid="0006e2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[] Base de données : création,</text:p>
      <text:p text:style-name="P1">- [] Controllers,</text:p>
      <text:p text:style-name="P1">- [] Services,</text:p>
      <text:p text:style-name="P1">- [] Forms.</text:p>
      <text:p text:style-name="P1"/>
      <text:p text:style-name="P1">- [] Routes 👍 </text:p>
      <text:p text:style-name="P1"><text:s text:c="6"/><text:tab/>- [] Home page ! Dans les Controllers,</text:p>
      <text:p text:style-name="P1"><text:s text:c="6"/><text:tab/>- [] Contact page with social networks ! Dans les Controllers,</text:p>
      <text:p text:style-name="P1"><text:s text:c="5"/><text:tab/> - [] Projects page (déjà fait) ! Dans les Controllers, </text:p>
      <text:p text:style-name="P1"><text:s text:c="6"/><text:tab/>- [] Projects page (déjà en cours) ! Dans les Controllers,</text:p>
      <text:p text:style-name="P1"><text:s text:c="6"/><text:tab/>- [] Projects page (déjà à faire) ! Dans les Controllers,</text:p>
      <text:p text:style-name="P1"><text:s text:c="6"/><text:tab/>- [] Forms page <text:s/>! Dans les Controllers,</text:p>
      <text:p text:style-name="P1"><text:s text:c="6"/><text:tab/>- [] User -&gt; inscription / connexion ! Dans les Controllers,</text:p>
      <text:p text:style-name="P1"/>
      <text:p text:style-name="P1">- [] Templates 👍 </text:p>
      <text:p text:style-name="P1"><text:s text:c="5"/><text:tab/>- [] Schémas papier du design des pages</text:p>
      <text:p text:style-name="P1"><text:s text:c="5"/><text:tab/>- [] Home page ! Twig,</text:p>
      <text:p text:style-name="P1"><text:s text:c="5"/><text:tab/>- [] Contact page with social networks ! Twig,</text:p>
      <text:p text:style-name="P1"><text:s text:c="4"/><text:tab/>- [] Projects page (déjà fait) ! Twig,</text:p>
      <text:p text:style-name="P1"><text:s text:c="5"/><text:tab/>- [] Projects page (déjà en cours) ! Twig VISIBLE UNIQUEMENT PAR LES ADMINS,</text:p>
      <text:p text:style-name="P1"><text:s text:c="5"/><text:tab/>- [] Projects page (déjà à faire) ! Twig VISIBLE UNIQUEMENT PAR LES ADMINS,</text:p>
      <text:p text:style-name="P1"><text:s text:c="5"/><text:tab/>- [] Forms page ! Twig,</text:p>
      <text:p text:style-name="P1"><text:s text:c="5"/><text:tab/>- [] User -&gt; inscription / connexion ! Twig (+security.yaml).</text:p>
      <text:p text:style-name="P1"/>
      <text:p text:style-name="P1"/>
      <text:p text:style-name="P3">- [] CSS pure <text:tab/>+ intégration dans le twig de base</text:p>
      <text:p text:style-name="P3"><text:tab/><text:tab/>+ intégration bootstrap dans le twig de base</text:p>
      <text:p text:style-name="P3"/>
      <text:p text:style-name="P3">- [] JS pure <text:tab/>+ intégration dans le twig de base</text:p>
      <text:p text:style-name="P3"><text:tab/><text:tab/>+ intégration bootstrap dans le twig de base</text:p>
      <text:p text:style-name="P3"/>
      <text:p text:style-name="P3"/>
      <text:p text:style-name="P1">- [] Contenu pure (Image + texte).</text:p>
      <text:p text:style-name="P2"><text:tab/><text:span text:style-name="T1">- [] Images</text:span></text:p>
      <text:p text:style-name="P3"><text:s/><text:tab/>- [] Texte</text:p>
      <text:p text:style-name="P3"><text:s/><text:tab/>- [] Contac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4:55:04.601000000</meta:creation-date>
    <dc:date>2019-04-15T16:41:50.363000000</dc:date>
    <meta:editing-duration>PT1H26M15S</meta:editing-duration>
    <meta:editing-cycles>1</meta:editing-cycles>
    <meta:document-statistic meta:table-count="0" meta:image-count="0" meta:object-count="0" meta:page-count="1" meta:paragraph-count="29" meta:word-count="223" meta:character-count="1213" meta:non-whitespace-character-count="908"/>
    <meta:generator>LibreOffice/5.3.7.2$Windows_X86_64 LibreOffice_project/6b8ed514a9f8b44d37a1b96673cbbdd077e24059</meta:generator>
  </office:meta>
</office:document-meta>
</file>